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446" calcext:value-type="float">
            <text:p>0.01446</text:p>
          </table:table-cell>
          <table:table-cell table:formula="of:=MIN([.B2:.D2])" office:value-type="float" office:value="0.01405" calcext:value-type="float">
            <text:p>0.01405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1192" calcext:value-type="float">
            <text:p>0.01192</text:p>
          </table:table-cell>
          <table:table-cell table:formula="of:=MIN([.B3:.D3])" office:value-type="float" office:value="0.01191" calcext:value-type="float">
            <text:p>0.01191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813" calcext:value-type="float">
            <text:p>0.01813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784" calcext:value-type="float">
            <text:p>0.01784</text:p>
          </table:table-cell>
          <table:table-cell table:formula="of:=MIN([.B4:.D4])" office:value-type="float" office:value="0.01702" calcext:value-type="float">
            <text:p>0.01702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3" office:value-type="float" office:value="0.00184" calcext:value-type="float">
            <text:p>0.00184</text:p>
          </table:table-cell>
          <table:table-cell table:style-name="ce2" office:value-type="float" office:value="0.00189" calcext:value-type="float">
            <text:p>0.00189</text:p>
          </table:table-cell>
          <table:table-cell office:value-type="float" office:value="0.00201" calcext:value-type="float">
            <text:p>0.00201</text:p>
          </table:table-cell>
          <table:table-cell table:formula="of:=MIN([.B5:.D5])" office:value-type="float" office:value="0.00184" calcext:value-type="float">
            <text:p>0.00184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72.57202" calcext:value-type="float">
            <text:p>72.57202</text:p>
          </table:table-cell>
          <table:table-cell table:style-name="ce2" office:value-type="float" office:value="72.23485" calcext:value-type="float">
            <text:p>72.23485</text:p>
          </table:table-cell>
          <table:table-cell office:value-type="float" office:value="73.53829" calcext:value-type="float">
            <text:p>73.53829</text:p>
          </table:table-cell>
          <table:table-cell table:formula="of:=MIN([.B6:.D6])" office:value-type="float" office:value="72.23485" calcext:value-type="float">
            <text:p>72.23485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7.08333" calcext:value-type="float">
            <text:p>87.08333</text:p>
          </table:table-cell>
          <table:table-cell table:style-name="ce2" office:value-type="float" office:value="86.16667" calcext:value-type="float">
            <text:p>86.16667</text:p>
          </table:table-cell>
          <table:table-cell office:value-type="float" office:value="86.66667" calcext:value-type="float">
            <text:p>86.66667</text:p>
          </table:table-cell>
          <table:table-cell table:formula="of:=MIN([.B7:.D7])" office:value-type="float" office:value="86.16667" calcext:value-type="float">
            <text:p>86.1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2:13:52.766905577</dc:date>
    <meta:editing-duration>PT1M32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